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24-05-07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23-10-26 2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8512" calcext:value-type="float">
            <text:p>96.2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22-05-19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21-11-09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6968" calcext:value-type="float">
            <text:p>96.13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21-03-04 2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0248" calcext:value-type="float">
            <text:p>95.7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148" calcext:value-type="float">
            <text:p>95.6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1" calcext:value-type="float">
            <text:p>95.6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6888" calcext:value-type="float">
            <text:p>95.4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5928" calcext:value-type="float">
            <text:p>95.4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6576" calcext:value-type="float">
            <text:p>95.2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5032" calcext:value-type="float">
            <text:p>95.1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236" calcext:value-type="float">
            <text:p>95.0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4344" calcext:value-type="float">
            <text:p>94.95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1672" calcext:value-type="float">
            <text:p>94.91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0192" calcext:value-type="float">
            <text:p>94.5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18" calcext:value-type="float">
            <text:p>94.4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4328" calcext:value-type="float">
            <text:p>94.0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7792" calcext:value-type="float">
            <text:p>94.3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416" calcext:value-type="float">
            <text:p>94.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5872" calcext:value-type="float">
            <text:p>94.2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4744" calcext:value-type="float">
            <text:p>94.3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7584" calcext:value-type="float">
            <text:p>94.2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748" calcext:value-type="float">
            <text:p>94.1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8816" calcext:value-type="float">
            <text:p>94.1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5288" calcext:value-type="float">
            <text:p>94.1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6416" calcext:value-type="float">
            <text:p>94.0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7272" calcext:value-type="float">
            <text:p>93.9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0968" calcext:value-type="float">
            <text:p>93.8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6584" calcext:value-type="float">
            <text:p>93.8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6104" calcext:value-type="float">
            <text:p>93.7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19251162025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392" calcext:value-type="float">
            <text:p>84.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